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4pt" fo:font-weight="bold" officeooo:rsid="001e9992" officeooo:paragraph-rsid="001e9992" style:font-size-asian="14pt" style:font-weight-asian="bold" style:font-size-complex="14pt" style:font-weight-complex="bold"/>
    </style:style>
    <style:style style:name="P2" style:family="paragraph" style:parent-style-name="Preformatted_20_Text">
      <style:paragraph-properties fo:text-align="justify" style:justify-single-word="false"/>
      <style:text-properties style:font-name="Times New Roman" fo:font-size="12pt" officeooo:rsid="001e9992" officeooo:paragraph-rsid="001e9992" style:font-size-asian="12pt" style:font-size-complex="12pt"/>
    </style:style>
    <style:style style:name="P3" style:family="paragraph" style:parent-style-name="Preformatted_20_Text">
      <style:paragraph-properties fo:text-align="justify" style:justify-single-word="false"/>
      <style:text-properties style:font-name="Times New Roman" fo:font-size="12pt" officeooo:rsid="001e9992" officeooo:paragraph-rsid="0020786c" style:font-size-asian="12pt" style:font-size-complex="12pt"/>
    </style:style>
    <style:style style:name="T1" style:family="text">
      <style:text-properties officeooo:rsid="002078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software</text:p>
      <text:p text:style-name="P2"><text:tab/>Uma breve explicação sobre o software para melhor compreendê-lo.</text:p>
      <text:p text:style-name="P2"><text:tab/>As principais layout de telas do software serão as telas cadastro de animal, especie, <text:s/>funcionário e recinto. A partir dessas telas sera possível criar as outras apenas modificando um ou outro campo. Já as telas que são mais importantes para o funcionamento estão as já citadas e a tela de login, essas telas serão as mais utilizadas.</text:p>
      <text:p text:style-name="P2"><text:tab/>A tela de login sera simples, ela aparecera assim que o software for executado e deixara acessar o restante do software quem possuir um login e senha já cadastrado no banco de dados. Caso o funcionário seja um técnico ele não tera acesso a certas funcionalidades, como por exemplo escrever uma ficha veterinária, dessa forma as telas que ele não possuir acesso serão bloqueadas e não abrirão.</text:p>
      <text:p text:style-name="P2"><text:tab/>Nas telas de cadastro o usuário ira preencher os campos questionados, alguns desses campos não serão obrigatórios. Por exemplo a tela de cadastro de animal, alguns dos campos <text:s/>obrigatórios serão a marcação do animal no IBAMA, o número dele dentro só Zoobotânico e a especie dele. Já os campos não obrigatórios serão o sexo(muitas vezes não é possível saber o sexo do animal sem um teste em laboratório), imagem(muitos animais não terão um foto arquivada) e o desfecho(muitos animais listados ainda estarão vivos no Zoobotânico). É claro que para todas as páginas os campos serão diferentes. Após ser preenchido todos os campos o funcionário ira requisitar o cadastro, do animal por exemplo, agora é a parte que entra a programação logica para testar se os campos estão preenchidos corretamente ou se já exista algum animal com a mesma marcação e número dentro do Zoobotânico, caso <text:s/>esteja preenchido de forma incorreta ou se já existe algum animal com esses itens, o usuário sera informada para alterar o respetivo campo e o cadastro não sera efetuado até que tudo esteja corrigido.</text:p>
      <text:p text:style-name="P2"><text:tab/>Um campo preenchido de forma incorreta,por exemplo uma data, que só aceite números escrita com algumas letras, como em 10/OUT/ 2014, o correto seria 10/10/2014, para que isso não acorra foi estabelecido algumas características para esse campo, por exemplo o uso de dois caracteres para dia e mês e quatro caracteres para o ano e também a restrição para apenas ser possível escrever números, mas ainda assim o usuário poderá escrever escrever números inválidos, como 10/13/2014, por esses casos sera realizado um teste para verificar se o ano esta no futuro, se o mês esta entre 1 e 12 e se o dia esta entre 1 e o máximo de dias do respectivo mês, e caso algum desse itens não esteja preenchido corretamente não sera permitido efetuar o cadastro do animal. E assim é feito em cada um dos campos.</text:p>
      <text:p text:style-name="P2"><text:tab/>Para campos que devem ser únicos no banco de dados e já existem nele o tratamento é diferente. Nesse caso o campo preenchido é enviado para o banco de dados que por sua vez ira tentar inserir, caso já exista conflito de dados o animal não sera cadastrado e sera enviado uma mensagem, o software em si só ira traduzir essa mensagem ao usuário de forma que ele compreenda o erro ocorrido e possa assim corrigi-lo.</text:p>
      <text:p text:style-name="P3"><text:tab/><text:span text:style-name="T1">Outra fator para acessar a pagina de cadastro do animal é o cadastro de outros itens no banco de dados antes. Para poder cadastrar um animal é necessário já ter cadastrado uma especie e um animal. O mesmo ocorre com a ficha veterinária, para cadastrá-la é necessário existir um animal já cadastrado. O motivo para que isso ocorra é simples, não existe animal sem especie e um animal não pode estar no Zoobotânico sem estar em algum recinto, assim como não se pode existir uma ficha veterinária sem um animal.</text:span></text:p>
      <text:p text:style-name="P2"><text:tab/>As telas de busca iram apresentar todos os dados cadastrado, por exemplo, do animal. Os usuários que podem editar farão isso dessa mesma tela, porem, nesse caso os campos além de visíveis serão editáveis. Caso ocorra alguma alteração o processo sera parecido com o do cadastro, a diferença sera apenas no envio para o banco, em vez de inserir os dados sera alterado na tabela do animal com tal número, esse um item não alterável. Outra grande diferença é a forma como sera tratado no banco de dados, ao alterar algum item, os dados antigos serão salvos em uma tabela chamada 'animal_log' que funcionara como um backup dos dados, nela além dos dados sera salvo quem fez a alteração, o dia e o tipo de alteração. Cada tabela no banco de dados possui uma log para si. No caso de deletar a tabela, tal permissão só possui o administrador, os dados na tabela principal <text:soft-page-break/>serão apagados,com exceção do recinto que ficara desativado, mas as tabelas de log continuarão a existir para consultas futuras, essa função também sera apresentada na tela de busca.</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5T10:48:07.772802264</dc:date>
    <meta:editing-duration>PT7M17S</meta:editing-duration>
    <meta:editing-cycles>2</meta:editing-cycles>
    <meta:generator>LibreOffice/4.3.3.2$Linux_X86_64 LibreOffice_project/430m0$Build-2</meta:generator>
    <meta:document-statistic meta:table-count="0" meta:image-count="0" meta:object-count="0" meta:page-count="2" meta:paragraph-count="9" meta:word-count="802" meta:character-count="4649" meta:non-whitespace-character-count="3845"/>
  </office:meta>
</office:document-meta>
</file>